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1B014071</text:p>
          </table:table-cell>
          <table:table-cell office:value-type="float" office:value="50205212" calcext:value-type="float">
            <text:p>5020521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4024</text:p>
          </table:table-cell>
          <table:table-cell office:value-type="float" office:value="50222409" calcext:value-type="float">
            <text:p>50222409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4107</text:p>
          </table:table-cell>
          <table:table-cell office:value-type="float" office:value="50222441" calcext:value-type="float">
            <text:p>5022244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28</text:p>
          </table:table-cell>
          <table:table-cell office:value-type="float" office:value="50201384" calcext:value-type="float">
            <text:p>50201384</text:p>
          </table:table-cell>
          <table:table-cell office:value-type="string" calcext:value-type="string">
            <text:p>IPS</text:p>
          </table:table-cell>
        </table:table-row>
        <table:table-row table:style-name="ro1">
          <table:table-cell office:value-type="string" calcext:value-type="string">
            <text:p>F1B116029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6031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6032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33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34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0:44:25.052901533</meta:creation-date>
    <dc:date>2019-01-22T00:47:45.199318556</dc:date>
    <meta:editing-duration>PT3M20S</meta:editing-duration>
    <meta:editing-cycles>1</meta:editing-cycles>
    <meta:document-statistic meta:table-count="1" meta:cell-count="27" meta:object-count="0"/>
    <meta:generator>LibreOffice/6.1.3.2$MacOSX_X86_64 LibreOffice_project/86daf60bf00efa86ad547e59e09d6bb77c699acb</meta:generator>
  </office:meta>
</office:document-meta>
</file>